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dash" draw:stroke-dash="Dash" svg:stroke-width="0.5cm" svg:stroke-color="#168253" draw:marker-start="" draw:marker-start-width="0.91cm" draw:marker-start-center="false" draw:marker-end="" draw:marker-end-width="0.91cm" draw:marker-end-center="false" svg:stroke-linecap="butt" draw:fill="solid" draw:fill-color="#dee6ef" draw:textarea-horizontal-align="justify" draw:textarea-vertical-align="middle" draw:auto-grow-height="false" fo:min-height="9.286cm" fo:min-width="10.031cm" fo:padding-top="0.36cm" fo:padding-bottom="0.36cm" fo:padding-left="0.485cm" fo:padding-right="0.48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draw:stroke-dash="Dash" svg:stroke-color="#000000" svg:stroke-linecap="butt" draw:fill="none" draw:fill-color="#ffffff" draw:textarea-horizontal-align="justify" draw:auto-grow-height="true" draw:auto-grow-width="false" fo:min-height="2.203cm" fo:min-width="0cm" fo:padding-top="0cm" fo:padding-bottom="0cm" fo:padding-left="0cm" fo:padding-right="0cm" fo:wrap-option="no-wrap" loext:decorative="false"/>
      <style:paragraph-properties style:writing-mode="lr-tb"/>
    </style:style>
    <style:style style:name="gr3" style:family="graphic" style:parent-style-name="standard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4.215cm" fo:min-width="4.498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P1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="none" draw:fill-color="#ffffff"/>
      <style:paragraph-properties fo:margin-top="0.42cm" fo:margin-bottom="0.35cm"/>
      <style:text-properties style:font-name="Liberation Sans" fo:font-size="28pt" style:letter-kerning="true" style:font-name-asian="Microsoft YaHei" style:font-size-asian="10pt" style:font-name-complex="Lucida Sans" style:font-size-complex="10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loext:graphic-properties draw:fill="solid" draw:fill-color="#00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Liberation Sans" fo:font-size="28pt" style:letter-kerning="true" style:font-name-asian="Microsoft YaHei" style:font-size-asian="10pt" style:font-name-complex="Lucida Sans" style:font-size-complex="10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name="Database" draw:style-name="gr1" draw:text-style-name="P1" draw:layer="layout" svg:width="11cm" svg:height="16.009cm" svg:x="5cm" svg:y="6.991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frame draw:style-name="gr2" draw:text-style-name="P3" draw:layer="layout" svg:width="8.75cm" svg:height="2.203cm" svg:x="6.3cm" svg:y="8.25cm">
          <draw:text-box>
            <text:p text:style-name="P2"><text:span text:style-name="T1">relevantResponses </text:span></text:p>
          </draw:text-box>
        </draw:frame>
        <draw:custom-shape draw:style-name="gr3" draw:text-style-name="P5" draw:layer="layout" svg:width="5.023cm" svg:height="4.5cm" svg:x="5.382cm" svg:y="16.55cm">
          <text:p text:style-name="P4"><text:span text:style-name="T2">RR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13:40:05.862000000</meta:creation-date>
    <meta:editing-duration>PT54M19S</meta:editing-duration>
    <meta:editing-cycles>6</meta:editing-cycles>
    <meta:generator>LibreOffice/25.2.7.2$Windows_X86_64 LibreOffice_project/5cbfd1ab6520636bb5f7b99185aa69bd7456825d</meta:generator>
    <dc:date>2026-01-06T17:05:36.124043300</dc:date>
    <meta:document-statistic meta:object-count="3"/>
  </office:meta>
</office:document-meta>
</file>